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formula="of:=84000000/115200" office:value-type="float" office:value="729.166666666667" calcext:value-type="float">
            <text:p>729.1666666667</text:p>
          </table:table-cell>
          <table:table-cell office:value-type="float" office:value="1" calcext:value-type="float">
            <text:p>1</text:p>
          </table:table-cell>
          <table:table-cell table:formula="of:=[.$A$1]*[.B1]" office:value-type="float" office:value="729.166666666667" calcext:value-type="float">
            <text:p>729.1666666667</text:p>
          </table:table-cell>
          <table:table-cell table:formula="of:=[.C1]/16" office:value-type="float" office:value="45.5729166666667" calcext:value-type="float">
            <text:p>45.5729166667</text:p>
          </table:table-cell>
          <table:table-cell/>
          <table:table-cell table:formula="of:=ROUND([.D1];0)" office:value-type="float" office:value="46" calcext:value-type="float">
            <text:p>46</text:p>
          </table:table-cell>
          <table:table-cell table:formula="of:=[.F1]*16/[.B1]" office:value-type="float" office:value="736" calcext:value-type="float">
            <text:p>736</text:p>
          </table:table-cell>
          <table:table-cell table:formula="of:=ABS([.G1]-[.$A$1])" office:value-type="float" office:value="6.83333333333337" calcext:value-type="float">
            <text:p>6.8333333333</text:p>
          </table:table-cell>
        </table:table-row>
        <table:table-row table:style-name="ro1">
          <table:table-cell/>
          <table:table-cell table:formula="of:=[.B1]+1" office:value-type="float" office:value="2" calcext:value-type="float">
            <text:p>2</text:p>
          </table:table-cell>
          <table:table-cell table:formula="of:=[.$A$1]*[.B2]" office:value-type="float" office:value="1458.33333333333" calcext:value-type="float">
            <text:p>1458.3333333333</text:p>
          </table:table-cell>
          <table:table-cell table:formula="of:=[.C2]/16" office:value-type="float" office:value="91.1458333333333" calcext:value-type="float">
            <text:p>91.1458333333</text:p>
          </table:table-cell>
          <table:table-cell/>
          <table:table-cell table:formula="of:=ROUND([.D2];0)" office:value-type="float" office:value="91" calcext:value-type="float">
            <text:p>91</text:p>
          </table:table-cell>
          <table:table-cell table:formula="of:=[.F2]*16/[.B2]" office:value-type="float" office:value="728" calcext:value-type="float">
            <text:p>728</text:p>
          </table:table-cell>
          <table:table-cell table:formula="of:=ABS([.G2]-[.$A$1])" office:value-type="float" office:value="1.16666666666663" calcext:value-type="float">
            <text:p>1.1666666667</text:p>
          </table:table-cell>
        </table:table-row>
        <table:table-row table:style-name="ro1">
          <table:table-cell/>
          <table:table-cell table:formula="of:=[.B2]+1" office:value-type="float" office:value="3" calcext:value-type="float">
            <text:p>3</text:p>
          </table:table-cell>
          <table:table-cell table:formula="of:=[.$A$1]*[.B3]" office:value-type="float" office:value="2187.5" calcext:value-type="float">
            <text:p>2187.5</text:p>
          </table:table-cell>
          <table:table-cell table:formula="of:=[.C3]/16" office:value-type="float" office:value="136.71875" calcext:value-type="float">
            <text:p>136.71875</text:p>
          </table:table-cell>
          <table:table-cell/>
          <table:table-cell table:formula="of:=ROUND([.D3];0)" office:value-type="float" office:value="137" calcext:value-type="float">
            <text:p>137</text:p>
          </table:table-cell>
          <table:table-cell table:formula="of:=[.F3]*16/[.B3]" office:value-type="float" office:value="730.666666666667" calcext:value-type="float">
            <text:p>730.6666666667</text:p>
          </table:table-cell>
          <table:table-cell table:formula="of:=ABS([.G3]-[.$A$1])"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[.B3]+1" office:value-type="float" office:value="4" calcext:value-type="float">
            <text:p>4</text:p>
          </table:table-cell>
          <table:table-cell table:formula="of:=[.$A$1]*[.B4]" office:value-type="float" office:value="2916.66666666667" calcext:value-type="float">
            <text:p>2916.6666666667</text:p>
          </table:table-cell>
          <table:table-cell table:formula="of:=[.C4]/16" office:value-type="float" office:value="182.291666666667" calcext:value-type="float">
            <text:p>182.2916666667</text:p>
          </table:table-cell>
          <table:table-cell/>
          <table:table-cell table:formula="of:=ROUND([.D4];0)" office:value-type="float" office:value="182" calcext:value-type="float">
            <text:p>182</text:p>
          </table:table-cell>
          <table:table-cell table:formula="of:=[.F4]*16/[.B4]" office:value-type="float" office:value="728" calcext:value-type="float">
            <text:p>728</text:p>
          </table:table-cell>
          <table:table-cell table:formula="of:=ABS([.G4]-[.$A$1])" office:value-type="float" office:value="1.16666666666663" calcext:value-type="float">
            <text:p>1.1666666667</text:p>
          </table:table-cell>
        </table:table-row>
        <table:table-row table:style-name="ro1">
          <table:table-cell/>
          <table:table-cell table:formula="of:=[.B4]+1" office:value-type="float" office:value="5" calcext:value-type="float">
            <text:p>5</text:p>
          </table:table-cell>
          <table:table-cell table:formula="of:=[.$A$1]*[.B5]" office:value-type="float" office:value="3645.83333333333" calcext:value-type="float">
            <text:p>3645.8333333333</text:p>
          </table:table-cell>
          <table:table-cell table:formula="of:=[.C5]/16" office:value-type="float" office:value="227.864583333333" calcext:value-type="float">
            <text:p>227.8645833333</text:p>
          </table:table-cell>
          <table:table-cell/>
          <table:table-cell table:formula="of:=ROUND([.D5];0)" office:value-type="float" office:value="228" calcext:value-type="float">
            <text:p>228</text:p>
          </table:table-cell>
          <table:table-cell table:formula="of:=[.F5]*16/[.B5]" office:value-type="float" office:value="729.6" calcext:value-type="float">
            <text:p>729.6</text:p>
          </table:table-cell>
          <table:table-cell table:formula="of:=ABS([.G5]-[.$A$1])" office:value-type="float" office:value="0.433333333333394" calcext:value-type="float">
            <text:p>0.4333333333</text:p>
          </table:table-cell>
        </table:table-row>
        <table:table-row table:style-name="ro1">
          <table:table-cell/>
          <table:table-cell table:formula="of:=[.B5]+1" office:value-type="float" office:value="6" calcext:value-type="float">
            <text:p>6</text:p>
          </table:table-cell>
          <table:table-cell table:formula="of:=[.$A$1]*[.B6]" office:value-type="float" office:value="4375" calcext:value-type="float">
            <text:p>4375</text:p>
          </table:table-cell>
          <table:table-cell table:formula="of:=[.C6]/16" office:value-type="float" office:value="273.4375" calcext:value-type="float">
            <text:p>273.4375</text:p>
          </table:table-cell>
          <table:table-cell/>
          <table:table-cell table:formula="of:=ROUND([.D6];0)" office:value-type="float" office:value="273" calcext:value-type="float">
            <text:p>273</text:p>
          </table:table-cell>
          <table:table-cell table:formula="of:=[.F6]*16/[.B6]" office:value-type="float" office:value="728" calcext:value-type="float">
            <text:p>728</text:p>
          </table:table-cell>
          <table:table-cell table:formula="of:=ABS([.G6]-[.$A$1])" office:value-type="float" office:value="1.16666666666663" calcext:value-type="float">
            <text:p>1.1666666667</text:p>
          </table:table-cell>
        </table:table-row>
        <table:table-row table:style-name="ro1">
          <table:table-cell/>
          <table:table-cell table:formula="of:=[.B6]+1" office:value-type="float" office:value="7" calcext:value-type="float">
            <text:p>7</text:p>
          </table:table-cell>
          <table:table-cell table:formula="of:=[.$A$1]*[.B7]" office:value-type="float" office:value="5104.16666666667" calcext:value-type="float">
            <text:p>5104.1666666667</text:p>
          </table:table-cell>
          <table:table-cell table:formula="of:=[.C7]/16" office:value-type="float" office:value="319.010416666667" calcext:value-type="float">
            <text:p>319.0104166667</text:p>
          </table:table-cell>
          <table:table-cell/>
          <table:table-cell table:formula="of:=ROUND([.D7];0)" office:value-type="float" office:value="319" calcext:value-type="float">
            <text:p>319</text:p>
          </table:table-cell>
          <table:table-cell table:formula="of:=[.F7]*16/[.B7]" office:value-type="float" office:value="729.142857142857" calcext:value-type="float">
            <text:p>729.1428571429</text:p>
          </table:table-cell>
          <table:table-cell table:formula="of:=ABS([.G7]-[.$A$1])" office:value-type="float" office:value="0.0238095238095184" calcext:value-type="float">
            <text:p>0.0238095238</text:p>
          </table:table-cell>
        </table:table-row>
        <table:table-row table:style-name="ro1">
          <table:table-cell/>
          <table:table-cell table:formula="of:=[.B7]+1" office:value-type="float" office:value="8" calcext:value-type="float">
            <text:p>8</text:p>
          </table:table-cell>
          <table:table-cell table:formula="of:=[.$A$1]*[.B8]" office:value-type="float" office:value="5833.33333333333" calcext:value-type="float">
            <text:p>5833.3333333333</text:p>
          </table:table-cell>
          <table:table-cell table:formula="of:=[.C8]/16" office:value-type="float" office:value="364.583333333333" calcext:value-type="float">
            <text:p>364.5833333333</text:p>
          </table:table-cell>
          <table:table-cell/>
          <table:table-cell table:formula="of:=ROUND([.D8];0)" office:value-type="float" office:value="365" calcext:value-type="float">
            <text:p>365</text:p>
          </table:table-cell>
          <table:table-cell table:formula="of:=[.F8]*16/[.B8]" office:value-type="float" office:value="730" calcext:value-type="float">
            <text:p>730</text:p>
          </table:table-cell>
          <table:table-cell table:formula="of:=ABS([.G8]-[.$A$1])" office:value-type="float" office:value="0.833333333333371" calcext:value-type="float">
            <text:p>0.8333333333</text:p>
          </table:table-cell>
        </table:table-row>
        <table:table-row table:style-name="ro1">
          <table:table-cell/>
          <table:table-cell table:formula="of:=[.B8]+1" office:value-type="float" office:value="9" calcext:value-type="float">
            <text:p>9</text:p>
          </table:table-cell>
          <table:table-cell table:formula="of:=[.$A$1]*[.B9]" office:value-type="float" office:value="6562.5" calcext:value-type="float">
            <text:p>6562.5</text:p>
          </table:table-cell>
          <table:table-cell table:formula="of:=[.C9]/16" office:value-type="float" office:value="410.15625" calcext:value-type="float">
            <text:p>410.15625</text:p>
          </table:table-cell>
          <table:table-cell/>
          <table:table-cell table:formula="of:=ROUND([.D9];0)" office:value-type="float" office:value="410" calcext:value-type="float">
            <text:p>410</text:p>
          </table:table-cell>
          <table:table-cell table:formula="of:=[.F9]*16/[.B9]" office:value-type="float" office:value="728.888888888889" calcext:value-type="float">
            <text:p>728.8888888889</text:p>
          </table:table-cell>
          <table:table-cell table:formula="of:=ABS([.G9]-[.$A$1])" office:value-type="float" office:value="0.277777777777715" calcext:value-type="float">
            <text:p>0.2777777778</text:p>
          </table:table-cell>
        </table:table-row>
        <table:table-row table:style-name="ro1">
          <table:table-cell/>
          <table:table-cell table:formula="of:=[.B9]+1" office:value-type="float" office:value="10" calcext:value-type="float">
            <text:p>10</text:p>
          </table:table-cell>
          <table:table-cell table:formula="of:=[.$A$1]*[.B10]" office:value-type="float" office:value="7291.66666666667" calcext:value-type="float">
            <text:p>7291.6666666667</text:p>
          </table:table-cell>
          <table:table-cell table:formula="of:=[.C10]/16" office:value-type="float" office:value="455.729166666667" calcext:value-type="float">
            <text:p>455.7291666667</text:p>
          </table:table-cell>
          <table:table-cell/>
          <table:table-cell table:formula="of:=ROUND([.D10];0)" office:value-type="float" office:value="456" calcext:value-type="float">
            <text:p>456</text:p>
          </table:table-cell>
          <table:table-cell table:formula="of:=[.F10]*16/[.B10]" office:value-type="float" office:value="729.6" calcext:value-type="float">
            <text:p>729.6</text:p>
          </table:table-cell>
          <table:table-cell table:formula="of:=ABS([.G10]-[.$A$1])" office:value-type="float" office:value="0.433333333333394" calcext:value-type="float">
            <text:p>0.4333333333</text:p>
          </table:table-cell>
        </table:table-row>
        <table:table-row table:style-name="ro1">
          <table:table-cell/>
          <table:table-cell table:formula="of:=[.B10]+1" office:value-type="float" office:value="11" calcext:value-type="float">
            <text:p>11</text:p>
          </table:table-cell>
          <table:table-cell table:formula="of:=[.$A$1]*[.B11]" office:value-type="float" office:value="8020.83333333333" calcext:value-type="float">
            <text:p>8020.8333333333</text:p>
          </table:table-cell>
          <table:table-cell table:formula="of:=[.C11]/16" office:value-type="float" office:value="501.302083333333" calcext:value-type="float">
            <text:p>501.3020833333</text:p>
          </table:table-cell>
          <table:table-cell/>
          <table:table-cell table:formula="of:=ROUND([.D11];0)" office:value-type="float" office:value="501" calcext:value-type="float">
            <text:p>501</text:p>
          </table:table-cell>
          <table:table-cell table:formula="of:=[.F11]*16/[.B11]" office:value-type="float" office:value="728.727272727273" calcext:value-type="float">
            <text:p>728.7272727273</text:p>
          </table:table-cell>
          <table:table-cell table:formula="of:=ABS([.G11]-[.$A$1])" office:value-type="float" office:value="0.439393939393881" calcext:value-type="float">
            <text:p>0.4393939394</text:p>
          </table:table-cell>
        </table:table-row>
        <table:table-row table:style-name="ro1">
          <table:table-cell/>
          <table:table-cell table:formula="of:=[.B11]+1" office:value-type="float" office:value="12" calcext:value-type="float">
            <text:p>12</text:p>
          </table:table-cell>
          <table:table-cell table:formula="of:=[.$A$1]*[.B12]" office:value-type="float" office:value="8750" calcext:value-type="float">
            <text:p>8750</text:p>
          </table:table-cell>
          <table:table-cell table:formula="of:=[.C12]/16" office:value-type="float" office:value="546.875" calcext:value-type="float">
            <text:p>546.875</text:p>
          </table:table-cell>
          <table:table-cell/>
          <table:table-cell table:formula="of:=ROUND([.D12];0)" office:value-type="float" office:value="547" calcext:value-type="float">
            <text:p>547</text:p>
          </table:table-cell>
          <table:table-cell table:formula="of:=[.F12]*16/[.B12]" office:value-type="float" office:value="729.333333333333" calcext:value-type="float">
            <text:p>729.3333333333</text:p>
          </table:table-cell>
          <table:table-cell table:formula="of:=ABS([.G12]-[.$A$1])" office:value-type="float" office:value="0.166666666666742" calcext:value-type="float">
            <text:p>0.1666666667</text:p>
          </table:table-cell>
        </table:table-row>
        <table:table-row table:style-name="ro1">
          <table:table-cell/>
          <table:table-cell table:formula="of:=[.B12]+1" office:value-type="float" office:value="13" calcext:value-type="float">
            <text:p>13</text:p>
          </table:table-cell>
          <table:table-cell table:formula="of:=[.$A$1]*[.B13]" office:value-type="float" office:value="9479.16666666667" calcext:value-type="float">
            <text:p>9479.1666666667</text:p>
          </table:table-cell>
          <table:table-cell table:formula="of:=[.C13]/16" office:value-type="float" office:value="592.447916666667" calcext:value-type="float">
            <text:p>592.4479166667</text:p>
          </table:table-cell>
          <table:table-cell/>
          <table:table-cell table:formula="of:=ROUND([.D13];0)" office:value-type="float" office:value="592" calcext:value-type="float">
            <text:p>592</text:p>
          </table:table-cell>
          <table:table-cell table:formula="of:=[.F13]*16/[.B13]" office:value-type="float" office:value="728.615384615385" calcext:value-type="float">
            <text:p>728.6153846154</text:p>
          </table:table-cell>
          <table:table-cell table:formula="of:=ABS([.G13]-[.$A$1])" office:value-type="float" office:value="0.551282051281987" calcext:value-type="float">
            <text:p>0.5512820513</text:p>
          </table:table-cell>
        </table:table-row>
        <table:table-row table:style-name="ro1">
          <table:table-cell/>
          <table:table-cell table:formula="of:=[.B13]+1" office:value-type="float" office:value="14" calcext:value-type="float">
            <text:p>14</text:p>
          </table:table-cell>
          <table:table-cell table:formula="of:=[.$A$1]*[.B14]" office:value-type="float" office:value="10208.3333333333" calcext:value-type="float">
            <text:p>10208.3333333333</text:p>
          </table:table-cell>
          <table:table-cell table:formula="of:=[.C14]/16" office:value-type="float" office:value="638.020833333333" calcext:value-type="float">
            <text:p>638.0208333333</text:p>
          </table:table-cell>
          <table:table-cell/>
          <table:table-cell table:formula="of:=ROUND([.D14];0)" office:value-type="float" office:value="638" calcext:value-type="float">
            <text:p>638</text:p>
          </table:table-cell>
          <table:table-cell table:formula="of:=[.F14]*16/[.B14]" office:value-type="float" office:value="729.142857142857" calcext:value-type="float">
            <text:p>729.1428571429</text:p>
          </table:table-cell>
          <table:table-cell table:formula="of:=ABS([.G14]-[.$A$1])" office:value-type="float" office:value="0.0238095238095184" calcext:value-type="float">
            <text:p>0.0238095238</text:p>
          </table:table-cell>
        </table:table-row>
        <table:table-row table:style-name="ro1">
          <table:table-cell/>
          <table:table-cell table:formula="of:=[.B14]+1" office:value-type="float" office:value="15" calcext:value-type="float">
            <text:p>15</text:p>
          </table:table-cell>
          <table:table-cell table:formula="of:=[.$A$1]*[.B15]" office:value-type="float" office:value="10937.5" calcext:value-type="float">
            <text:p>10937.5</text:p>
          </table:table-cell>
          <table:table-cell table:formula="of:=[.C15]/16" office:value-type="float" office:value="683.59375" calcext:value-type="float">
            <text:p>683.59375</text:p>
          </table:table-cell>
          <table:table-cell/>
          <table:table-cell table:formula="of:=ROUND([.D15];0)" office:value-type="float" office:value="684" calcext:value-type="float">
            <text:p>684</text:p>
          </table:table-cell>
          <table:table-cell table:formula="of:=[.F15]*16/[.B15]" office:value-type="float" office:value="729.6" calcext:value-type="float">
            <text:p>729.6</text:p>
          </table:table-cell>
          <table:table-cell table:formula="of:=ABS([.G15]-[.$A$1])" office:value-type="float" office:value="0.433333333333394" calcext:value-type="float">
            <text:p>0.4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05:03.247585302</meta:creation-date>
    <dc:date>2016-04-11T12:42:32.606914185</dc:date>
    <meta:editing-duration>PT7M9S</meta:editing-duration>
    <meta:editing-cycles>1</meta:editing-cycles>
    <meta:document-statistic meta:table-count="1" meta:cell-count="91" meta:object-count="0"/>
    <meta:generator>LibreOffice/4.2.8.2$Linux_X86_64 LibreOffice_project/420m0$Build-2</meta:generator>
  </office:meta>
</office:document-meta>
</file>